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adornments="Book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text-properties officeooo:paragraph-rsid="00a80a33"/>
    </style:style>
    <style:style style:name="P4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rsid="0015c85a" officeooo:paragraph-rsid="0015c85a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15c85a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362d71" officeooo:paragraph-rsid="0015c85a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fo:font-style="normal" fo:font-weight="normal" officeooo:paragraph-rsid="0015c85a" style:font-size-asian="16pt" style:font-size-complex="16pt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officeooo:paragraph-rsid="0015c85a" style:font-size-asian="16pt" style:font-size-complex="16pt"/>
    </style:style>
    <style:style style:name="P13" style:family="paragraph" style:parent-style-name="Text_20_body" style:master-pag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style:page-number="auto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4" style:family="paragraph" style:parent-style-name="Text_20_body">
      <style:paragraph-properties fo:text-align="justify" style:justify-single-word="false"/>
      <style:text-properties fo:language="ru" fo:country="RU" officeooo:rsid="00a679ba" officeooo:paragraph-rsid="00a679ba"/>
    </style:style>
    <style:style style:name="P15" style:family="paragraph" style:parent-style-name="Text_20_body" style:list-style-name="L12">
      <style:text-properties fo:language="ru" fo:country="RU" fo:font-weight="normal" officeooo:rsid="00b7b6ef" officeooo:paragraph-rsid="00b7b6ef" style:font-weight-asian="normal" style:font-weight-complex="normal"/>
    </style:style>
    <style:style style:name="P16" style:family="paragraph" style:parent-style-name="Text_20_body" style:list-style-name="L12">
      <style:text-properties fo:language="ru" fo:country="RU" fo:font-weight="normal" officeooo:rsid="00b9727d" officeooo:paragraph-rsid="00b9727d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officeooo:rsid="00a54b04" officeooo:paragraph-rsid="00a54b04"/>
    </style:style>
    <style:style style:name="P18" style:family="paragraph" style:parent-style-name="Text_20_body">
      <style:paragraph-properties fo:text-align="justify" style:justify-single-word="false"/>
      <style:text-properties officeooo:rsid="00a679ba" officeooo:paragraph-rsid="00a679ba"/>
    </style:style>
    <style:style style:name="P19" style:family="paragraph" style:parent-style-name="Text_20_body" style:list-style-name="L9">
      <style:paragraph-properties fo:text-align="justify" style:justify-single-word="false"/>
      <style:text-properties officeooo:rsid="00a679ba" officeooo:paragraph-rsid="00a679ba"/>
    </style:style>
    <style:style style:name="P20" style:family="paragraph" style:parent-style-name="Text_20_body">
      <style:text-properties officeooo:rsid="00a80a33" officeooo:paragraph-rsid="00a80a33"/>
    </style:style>
    <style:style style:name="P21" style:family="paragraph" style:parent-style-name="Text_20_body">
      <style:text-properties officeooo:paragraph-rsid="00a80a33"/>
    </style:style>
    <style:style style:name="P22" style:family="paragraph" style:parent-style-name="Text_20_body">
      <style:text-properties fo:language="en" fo:country="US" officeooo:rsid="00a80a33" officeooo:paragraph-rsid="00a80a33"/>
    </style:style>
    <style:style style:name="P23" style:family="paragraph" style:parent-style-name="Text_20_body">
      <style:text-properties fo:language="en" fo:country="US" officeooo:rsid="00afa8d8" officeooo:paragraph-rsid="00afa8d8"/>
    </style:style>
    <style:style style:name="P24" style:family="paragraph" style:parent-style-name="Text_20_body" style:list-style-name="L11">
      <style:text-properties officeooo:paragraph-rsid="00b5d901"/>
    </style:style>
    <style:style style:name="P25" style:family="paragraph" style:parent-style-name="Text_20_body" style:list-style-name="L11">
      <style:text-properties officeooo:rsid="00b5d901" officeooo:paragraph-rsid="00b5d901"/>
    </style:style>
    <style:style style:name="P26" style:family="paragraph" style:parent-style-name="Text_20_body" style:list-style-name="L11">
      <style:text-properties fo:font-weight="normal" officeooo:rsid="00b5d901" officeooo:paragraph-rsid="00b5d901" style:font-weight-asian="normal" style:font-weight-complex="normal"/>
    </style:style>
    <style:style style:name="P27" style:family="paragraph" style:parent-style-name="Text_20_body" style:list-style-name="L12">
      <style:text-properties officeooo:paragraph-rsid="00b7b6ef"/>
    </style:style>
    <style:style style:name="P28" style:family="paragraph" style:parent-style-name="Text_20_body" style:list-style-name="L12">
      <style:text-properties officeooo:paragraph-rsid="00b8fe92"/>
    </style:style>
    <style:style style:name="P29" style:family="paragraph" style:parent-style-name="Text_20_body" style:list-style-name="L12">
      <style:text-properties officeooo:paragraph-rsid="00b9727d"/>
    </style:style>
    <style:style style:name="P30" style:family="paragraph" style:parent-style-name="Text_20_body" style:list-style-name="L12">
      <style:text-properties officeooo:rsid="00b7b6ef" officeooo:paragraph-rsid="00b7b6ef"/>
    </style:style>
    <style:style style:name="P31" style:family="paragraph" style:parent-style-name="Text_20_body" style:list-style-name="L12">
      <style:text-properties officeooo:rsid="00b7b6ef" officeooo:paragraph-rsid="00b8fe92"/>
    </style:style>
    <style:style style:name="P32" style:family="paragraph" style:parent-style-name="Text_20_body" style:list-style-name="L12">
      <style:text-properties officeooo:rsid="00b7e9ba" officeooo:paragraph-rsid="00b7e9ba"/>
    </style:style>
    <style:style style:name="P33" style:family="paragraph" style:parent-style-name="Text_20_body" style:list-style-name="L12">
      <style:text-properties officeooo:rsid="00b8fe92" officeooo:paragraph-rsid="00b8fe92"/>
    </style:style>
    <style:style style:name="P34" style:family="paragraph" style:parent-style-name="Text_20_body" style:list-style-name="L12">
      <style:text-properties officeooo:rsid="00b9727d" officeooo:paragraph-rsid="00b9727d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441a"/>
    </style:style>
    <style:style style:name="T3" style:family="text">
      <style:text-properties fo:font-style="normal" fo:font-weight="normal" officeooo:rsid="00336e8f"/>
    </style:style>
    <style:style style:name="T4" style:family="text">
      <style:text-properties fo:font-style="normal" fo:font-weight="normal" officeooo:rsid="0015c85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a26698"/>
    </style:style>
    <style:style style:name="T7" style:family="text">
      <style:text-properties fo:language="en" fo:country="US" officeooo:rsid="00a679ba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officeooo:rsid="0036611f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a80a33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weight="bold" officeooo:rsid="00a80a33" style:font-weight-asian="bold" style:font-weight-complex="bold"/>
    </style:style>
    <style:style style:name="T14" style:family="text">
      <style:text-properties fo:language="ru" fo:country="RU" fo:font-weight="bold" officeooo:rsid="00b5d901" style:font-weight-asian="bold" style:font-weight-complex="bold"/>
    </style:style>
    <style:style style:name="T15" style:family="text">
      <style:text-properties fo:language="ru" fo:country="RU" officeooo:rsid="00a961b9"/>
    </style:style>
    <style:style style:name="T16" style:family="text">
      <style:text-properties fo:language="ru" fo:country="RU" officeooo:rsid="00ab182b"/>
    </style:style>
    <style:style style:name="T17" style:family="text">
      <style:text-properties fo:language="ru" fo:country="RU" officeooo:rsid="00ac7f8f"/>
    </style:style>
    <style:style style:name="T18" style:family="text">
      <style:text-properties fo:language="ru" fo:country="RU" officeooo:rsid="00ae626d"/>
    </style:style>
    <style:style style:name="T19" style:family="text">
      <style:text-properties fo:language="ru" fo:country="RU" officeooo:rsid="00afa8d8"/>
    </style:style>
    <style:style style:name="T20" style:family="text">
      <style:text-properties fo:language="ru" fo:country="RU" officeooo:rsid="00b4a418"/>
    </style:style>
    <style:style style:name="T21" style:family="text">
      <style:text-properties fo:language="ru" fo:country="RU" officeooo:rsid="00b5b4f2"/>
    </style:style>
    <style:style style:name="T22" style:family="text">
      <style:text-properties fo:language="ru" fo:country="RU" officeooo:rsid="00b5d901"/>
    </style:style>
    <style:style style:name="T23" style:family="text">
      <style:text-properties fo:language="ru" fo:country="RU" fo:font-weight="normal" officeooo:rsid="00b7b6ef" style:font-weight-asian="normal" style:font-weight-complex="normal"/>
    </style:style>
    <style:style style:name="T24" style:family="text">
      <style:text-properties fo:language="ru" fo:country="RU" fo:font-weight="normal" officeooo:rsid="00b9727d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ac7f8f"/>
    </style:style>
    <style:style style:name="T27" style:family="text">
      <style:text-properties officeooo:rsid="00b7b6e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b8fe92" style:font-weight-asian="normal" style:font-weight-complex="normal"/>
    </style:style>
    <style:style style:name="T30" style:family="text">
      <style:text-properties fo:font-weight="normal" officeooo:rsid="00b9727d" style:font-weight-asian="normal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Обнинский Институт Атомной Энергетики </text:p>
      <text:p text:style-name="P4">НИЯУ МИФИ </text:p>
      <text:p text:style-name="P4">Кафедра Компьютерных систем, сетей и технологий 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Отчёт по лабораторной работе №<text:span text:style-name="T6">4</text:span> <text:span text:style-name="T9">по ТПРГ</text:span></text:p>
      <text:p text:style-name="P11">на тему:</text:p>
      <text:p text:style-name="P12"><text:span text:style-name="T1">«</text:span><text:span text:style-name="T4">Торговый терминал</text:span><text:span text:style-name="T3">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pan text:style-name="T1">Выполнил</text:span><text:span text:style-name="T4">и</text:span><text:span text:style-name="T1">: студент</text:span><text:span text:style-name="T4">ы</text:span><text:span text:style-name="T1"> гр. ВТ-</text:span><text:span text:style-name="T2">Б12</text:span></text:p>
      <text:p text:style-name="P9">Кругликов А. Д.</text:p>
      <text:p text:style-name="P9">Пастушак Р. Л.</text:p>
      <text:p text:style-name="P10">Донцов М. А.</text:p>
      <text:p text:style-name="P5">Проверил: Тельнов В. П.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Обнинск 2014г.</text:p>
      <text:h text:style-name="P2" text:outline-level="1">Постановка задачи</text:h>
      <text:p text:style-name="P17">Выполнить документирование и презентацию программного обеспечения, разработанного и протестированного в Лабораторных работах № 1-3.</text:p>
      <text:p text:style-name="P18">Для этого следует продумать и разработать демонстрационный пример, который максимально полно покажет возможности разработанного ПО.</text:p>
      <text:p text:style-name="P18">Также следует подготовить эксплуатационную документацию для разработанного ПО, которая должна включать не менее трёх позиций <text:s/>из данного ниже списка:</text:p>
      <text:list xml:id="list361352699347095838" text:style-name="L9">
        <text:list-item>
          <text:p text:style-name="P19">Руководства и инструкции (<text:span text:style-name="T5">User Guide, User Manual)</text:span></text:p>
        </text:list-item>
        <text:list-item>
          <text:p text:style-name="P19">Справки по функциям продукта (<text:span text:style-name="T5">Reference)</text:span></text:p>
        </text:list-item>
        <text:list-item>
          <text:p text:style-name="P19">Ответы на вопросы (<text:span text:style-name="T5">Frequently Asked Questions)</text:span></text:p>
        </text:list-item>
        <text:list-item>
          <text:p text:style-name="P19">Решение известных проблем (<text:span text:style-name="T5">Troubleshooting)</text:span></text:p>
        </text:list-item>
        <text:list-item>
          <text:p text:style-name="P19">Статьи <text:span text:style-name="T5">How-To</text:span></text:p>
        </text:list-item>
      </text:list>
      <text:p text:style-name="P14">Помимо этого необходимо подготовить итоговую презентацию, в которую требуется включить все существующие материалы лабораторных работ № 1-3. Объём презентации — 15-20 слайдов</text:p>
      <text:h text:style-name="Heading_20_1" text:outline-level="1">Эксплуатационная документация</text:h>
      <text:h text:style-name="P3" text:outline-level="2"><text:span text:style-name="T7">Ответы на вопросы (Frequently Asked Questions)</text:span></text:h>
      <text:p text:style-name="P20"><text:span text:style-name="T8">Q.</text:span><text:span text:style-name="T5"> </text:span><text:span text:style-name="T10">Как запустить симуляцию?</text:span></text:p>
      <text:p text:style-name="P21"><text:span text:style-name="T13">A.</text:span><text:span text:style-name="T11"> Выберит</text:span><text:span text:style-name="T15">е</text:span><text:span text:style-name="T11"> «</text:span><text:span text:style-name="T10">Настройка и запуск </text:span><text:span text:style-name="T16">моделирования</text:span><text:span text:style-name="T10">», </text:span><text:span text:style-name="T11">введите желаемые параметры и нажмите на кнопку «Отправить запрос»</text:span></text:p>
      <text:p text:style-name="P21"><text:span text:style-name="T11"/></text:p>
      <text:p text:style-name="P20"><text:span text:style-name="T8">Q.</text:span><text:span text:style-name="T5"> </text:span><text:span text:style-name="T15">Как остановить/поставить симуляцию на паузу?</text:span></text:p>
      <text:p text:style-name="P22"><text:span text:style-name="T12">A.</text:span><text:span text:style-name="T10"> </text:span><text:span text:style-name="T15">Никак</text:span></text:p>
      <text:p text:style-name="P22"><text:span text:style-name="T15"/></text:p>
      <text:p text:style-name="P20"><text:span text:style-name="T8">Q.</text:span><text:span text:style-name="T5"> </text:span><text:span text:style-name="T16">Сколько симуляций можно запустить одновременно?</text:span></text:p>
      <text:p text:style-name="P22"><text:span text:style-name="T12">A.</text:span><text:span text:style-name="T10"> </text:span><text:span text:style-name="T16">Это зависит от характеристик сервера, на котором развёрнуто приложение. Рекомендуется не более 5-и одновременно работающих симуляций</text:span></text:p>
      <text:p text:style-name="P22"><text:span text:style-name="T16"/></text:p>
      <text:p text:style-name="P20"><text:span text:style-name="T8">Q.</text:span><text:span text:style-name="T5"> </text:span><text:span text:style-name="T17">Сколько времени выполняется симуляция?</text:span></text:p>
      <text:p text:style-name="P22"><text:span text:style-name="T12">A.</text:span><text:span text:style-name="T10"> </text:span><text:span text:style-name="T17">Зависит от мощности сервера, количества работающих симуляций и настроек</text:span></text:p>
      <text:p text:style-name="P22"><text:span text:style-name="T17"/></text:p>
      <text:p text:style-name="P20"><text:span text:style-name="T8">Q.</text:span><text:span text:style-name="T5"> </text:span><text:span text:style-name="T17">Как добавить новый товар в список доступных?</text:span></text:p>
      <text:p text:style-name="P21"><text:span text:style-name="T13">A.</text:span><text:span text:style-name="T11"> </text:span><text:span text:style-name="T17">Выберите «Просмотр и редактирование списка товаров», введите нужные параметры в верхнюю группу полей и нажмите «Добавить товар»</text:span></text:p>
      <text:p text:style-name="P21"><text:span text:style-name="T17"/></text:p>
      <text:p text:style-name="P20"><text:span text:style-name="T8">Q.</text:span><text:span text:style-name="T5"> </text:span><text:span text:style-name="T17">Как изменить код товара?</text:span></text:p>
      <text:p text:style-name="P22"><text:span text:style-name="T12">A.</text:span><text:span text:style-name="T10"> </text:span><text:span text:style-name="T17">К сожалению, такая функция недоступна</text:span></text:p>
      <text:p text:style-name="P22"><text:span text:style-name="T17"/></text:p>
      <text:p text:style-name="P20"><text:soft-page-break/><text:span text:style-name="T8">Q.</text:span><text:span text:style-name="T5"> </text:span><text:span text:style-name="T17">Я ввёл в числовое поле не только цифры, как мне всё починить?</text:span></text:p>
      <text:p text:style-name="P22"><text:span text:style-name="T12">A.</text:span><text:span text:style-name="T10"> </text:span><text:span text:style-name="T17">Программный продукт устойчив к ошибкам такого рода, ничего чинить не нужно</text:span></text:p>
      <text:p text:style-name="P22"><text:span text:style-name="T17"/></text:p>
      <text:p text:style-name="P20"><text:span text:style-name="T8">Q.</text:span><text:span text:style-name="T5"> </text:span><text:span text:style-name="T17">Как сохранить отчёт на компьютер?</text:span></text:p>
      <text:p text:style-name="P22"><text:span text:style-name="T12">A.</text:span><text:span text:style-name="T10"> </text:span><text:span text:style-name="T17">Сохраните страницу с отчётом средствами вашего браузера ( </text:span><text:span text:style-name="T26">&lt;Ctrl&gt; + &lt;S&gt; )</text:span></text:p>
      <text:p text:style-name="P22"/>
      <text:p text:style-name="P20"><text:span text:style-name="T8">Q.</text:span><text:span text:style-name="T5"> </text:span><text:span text:style-name="T18">Сколько товаров может быть в базе?</text:span></text:p>
      <text:p text:style-name="P22"><text:span text:style-name="T12">A.</text:span><text:span text:style-name="T10"> </text:span><text:span text:style-name="T18">Практически неограниченное количество, гораздо больше 50000</text:span></text:p>
      <text:p text:style-name="P22"><text:span text:style-name="T18"/></text:p>
      <text:p text:style-name="P20"><text:span text:style-name="T8">Q.</text:span><text:span text:style-name="T5"> </text:span><text:span text:style-name="T19">Я запустил симуляцию и нажал «Назад». Как мне узнать её номер?</text:span></text:p>
      <text:p text:style-name="P22"><text:span text:style-name="T12">A.</text:span><text:span text:style-name="T10"> </text:span><text:span text:style-name="T19">Напрямую — никак. Либо перебором номеров, либо запустить ещё одну симуляцию, посмотреть её номер и открыть отчёт для симуляции, номер которой меньше на 1</text:span></text:p>
      <text:p text:style-name="P23"><text:span text:style-name="T10">Примечание: если одновременно работают несколько пользователей, то, возможно, надо брать номер меньше не на 1, а на 2, 3 и т. д.</text:span></text:p>
      <text:p text:style-name="P20"><text:span text:style-name="T8">Q.</text:span><text:span text:style-name="T5"> </text:span><text:span text:style-name="T20">Я что-то ввёл, а мне вывело </text:span><text:span text:style-name="T21">только ссылку «Назад»</text:span><text:span text:style-name="T20">. Что делать?</text:span></text:p>
      <text:p text:style-name="P22"><text:span text:style-name="T12">A.</text:span><text:span text:style-name="T10"> </text:span><text:span text:style-name="T21">Нажмите на неё</text:span></text:p>
      <text:h text:style-name="Heading_20_2" text:outline-level="2">Решение известных проблем (<text:span text:style-name="T5">Troubleshooting)</text:span></text:h>
      <text:list xml:id="list2210607238032252330" text:style-name="L11">
        <text:list-item>
          <text:p text:style-name="P24"><text:span text:style-name="T22">Симуляция остановилась и не идёт<text:line-break/>Прежде чем предпринимать какие-либо действия, подождите минуту. Возможно, сервер очень нагружен, и симуляция на самом деле идёт, но очень медленно. Если по прошествии минуты симуляция не идёт (числовое значение не изменяется), то с большой долей вероятности можно утверждать, что симуляция зависла. Для решения этой проблемы проделайте следующее:</text:span></text:p>
          <text:list>
            <text:list-item>
              <text:p text:style-name="P25"><text:span text:style-name="T10">Откройте главное меню программы</text:span></text:p>
            </text:list-item>
            <text:list-item>
              <text:p text:style-name="P24"><text:span text:style-name="T22">Выберите «</text:span><text:span text:style-name="T10">Настройка и запуск моделиро</text:span><text:span text:style-name="T22">в</text:span><text:span text:style-name="T10">ания»<text:line-break/></text:span><text:span text:style-name="T14">Внимание! Следующий шаг прервёт все симуляции, выполняющийся в данный момент</text:span></text:p>
            </text:list-item>
            <text:list-item>
              <text:p text:style-name="P26"><text:span text:style-name="T10">Нажмите «Исправить зависшие симуляции»</text:span></text:p>
            </text:list-item>
          </text:list>
        </text:list-item>
      </text:list>
      <text:h text:style-name="Heading_20_2" text:outline-level="2">How-To</text:h>
      <text:list xml:id="list7209842431155832848" text:style-name="L12">
        <text:list-item>
          <text:p text:style-name="P16">Просмотр списка товаров</text:p>
          <text:list>
            <text:list-item>
              <text:p text:style-name="P16"><text:span text:style-name="T27">Откройте «</text:span>Просмотр и редактирование списка товаров»</text:p>
            </text:list-item>
            <text:list-item>
              <text:p text:style-name="P29"><text:span text:style-name="T24">Нажмите кнопку «</text:span><text:bookmark text:name="line1"/>Просмотреть список товаров»</text:p>
            </text:list-item>
          </text:list>
        </text:list-item>
        <text:list-item>
          <text:p text:style-name="P15">Добавление товара в базу</text:p>
          <text:list>
            <text:list-item>
              <text:p text:style-name="P27"><text:span text:style-name="T23">Откройте «</text:span>Просмотр и редактирование списка товаров»</text:p>
            </text:list-item>
            <text:list-item>
              <text:p text:style-name="P30">Заполните верхний блок полей<text:line-break/><text:span text:style-name="T25">Внимание!</text:span><text:span text:style-name="T28"> Заполнить необходимо все 6 полей, иначе добавить товар не удастся</text:span></text:p>
            </text:list-item>
            <text:list-item>
              <text:p text:style-name="P30"><text:span text:style-name="T28">Нажмите кнопку «Добавить товар»</text:span></text:p>
            </text:list-item>
          </text:list>
        </text:list-item>
        <text:list-item>
          <text:p text:style-name="P32"><text:soft-page-break/><text:span text:style-name="T28">Изменение параметров товара</text:span></text:p>
          <text:list>
            <text:list-item>
              <text:p text:style-name="P28"><text:span text:style-name="T23">Откройте «</text:span>Просмотр и редактирование списка товаров»</text:p>
            </text:list-item>
            <text:list-item>
              <text:p text:style-name="P31"><text:span text:style-name="T28">Заполните </text:span><text:span text:style-name="T29">нижний</text:span><text:span text:style-name="T28"> блок полей. </text:span><text:span text:style-name="T29">Если какой-то параметр изменять не нужно, оставьте соответствующее поле пустым (или очистите его, если необходимо). Обратите внимание, что код товара изменить невозможно</text:span></text:p>
            </text:list-item>
            <text:list-item>
              <text:p text:style-name="P33"><text:span text:style-name="T28">Нажмите кнопку «Изменить запись»</text:span></text:p>
            </text:list-item>
          </text:list>
        </text:list-item>
        <text:list-item>
          <text:p text:style-name="P33"><text:span text:style-name="T28">Удаление товара из базы</text:span></text:p>
          <text:list>
            <text:list-item>
              <text:p text:style-name="P33"><text:span text:style-name="T23">Откройте «</text:span><text:span text:style-name="T28">Просмотр и редактирование списка товаров»</text:span></text:p>
            </text:list-item>
            <text:list-item>
              <text:p text:style-name="P33"><text:span text:style-name="T28">Укажите код товара в самом нижнем поле</text:span></text:p>
            </text:list-item>
            <text:list-item>
              <text:p text:style-name="P33"><text:span text:style-name="T28">Нажмите кнопку «Удалить»</text:span></text:p>
            </text:list-item>
          </text:list>
        </text:list-item>
        <text:list-item>
          <text:p text:style-name="P34"><text:span text:style-name="T28">Запуск симуляции</text:span></text:p>
          <text:list>
            <text:list-item>
              <text:p text:style-name="P29"><text:span text:style-name="T30">Откройте «</text:span><text:span text:style-name="T28">Настройка и запуск моделиро</text:span><text:span text:style-name="T30">в</text:span><text:span text:style-name="T28">ания»</text:span></text:p>
            </text:list-item>
            <text:list-item>
              <text:p text:style-name="P34"><text:span text:style-name="T28">Введите необходимые параметры симуляции</text:span></text:p>
            </text:list-item>
            <text:list-item>
              <text:p text:style-name="P34"><text:span text:style-name="T28">Нажмите на кнопку «Отправить запрос»</text:span></text:p>
            </text:list-item>
            <text:list-item>
              <text:p text:style-name="P34"><text:span text:style-name="T28">Дождитесь результатов симуляции</text:span></text:p>
            </text:list-item>
          </text:list>
        </text:list-item>
        <text:list-item>
          <text:p text:style-name="P34"><text:span text:style-name="T28">Просмотр результатов симуляции, проведённой ранее</text:span></text:p>
          <text:list>
            <text:list-item>
              <text:p text:style-name="P34"><text:span text:style-name="T28">Откройте «Просмотр статистики»</text:span></text:p>
            </text:list-item>
            <text:list-item>
              <text:p text:style-name="P34"><text:span text:style-name="T28">Введите номер интересующей симуляции</text:span></text:p>
            </text:list-item>
            <text:list-item>
              <text:p text:style-name="P34"><text:span text:style-name="T28">Нажмите на кнопку «Отправить запрос»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adornments="Book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style:font-name="DejaVu Serif1" fo:font-family="'DejaVu Serif'" style:font-family-generic="roman" style:font-pitch="variable" fo:font-style="italic"/>
    </style:style>
    <style:style style:name="Bold" style:family="text">
      <style:text-properties style:font-name="DejaVu Serif1" fo:font-family="'DejaVu Serif'" style:font-family-generic="roman" style:font-pitch="variabl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4-01T21:43:08.808000000</meta:creation-date>
    <dc:date>2014-06-04T02:48:57.909000000</dc:date>
    <dc:creator>Михаил Донцов</dc:creator>
    <meta:editing-duration>PT12H35M13S</meta:editing-duration>
    <meta:editing-cycles>143</meta:editing-cycles>
    <meta:generator>LibreOffice/4.1.5.3$Windows_x86 LibreOffice_project/1c1366bba2ba2b554cd2ca4d87c06da81c05d24</meta:generator>
    <meta:document-statistic meta:table-count="0" meta:image-count="0" meta:object-count="0" meta:page-count="4" meta:paragraph-count="78" meta:word-count="631" meta:character-count="4445" meta:non-whitespace-character-count="3895"/>
  </office:meta>
</office:document-meta>
</file>